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gif" manifest:full-path="Pictures/100000000000036000000144EB217935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solid" draw:fill-color="#99cc66" draw:opacity="50%" draw:textarea-vertical-align="middle" draw:shadow-opacity="50%" draw:color-mode="standard" draw:luminance="16%" draw:contrast="20%" draw:gamma="190%" draw:red="0%" draw:green="16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996699" draw:opacity="100%" draw:opacity-name="Transparency_20_1" draw:textarea-vertical-align="middle" draw:shadow-opacity="100%"/>
    </style:style>
    <style:style style:name="gr3" style:family="graphic" style:parent-style-name="standard">
      <style:graphic-properties draw:stroke="none" draw:fill-color="#99cc99" draw:opacity="100%" draw:textarea-vertical-align="middle" draw:auto-grow-height="false" fo:min-height="0.749cm" fo:min-width="0.499cm" draw:shadow-opacity="100%"/>
    </style:style>
    <style:style style:name="gr4" style:family="graphic" style:parent-style-name="standard">
      <style:graphic-properties draw:stroke="none" draw:fill="none" fo:min-height="20.78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color="#ffffff" fo:font-family="Drugs" style:font-pitch="variable" fo:font-size="40pt" fo:text-shadow="none" fo:font-weight="normal" style:font-size-asian="40pt" style:font-weight-asian="normal" style:font-size-complex="40pt" style:font-weight-complex="normal"/>
    </style:style>
    <style:style style:name="T1" style:family="text">
      <style:text-properties fo:color="#ffffff" fo:font-family="'Gill Sans'" style:font-family-generic="swiss" style:font-pitch="variable" fo:font-size="160pt" fo:text-shadow="none" fo:font-weight="normal" style:font-size-asian="160pt" style:font-weight-asian="normal" style:font-size-complex="160pt" style:font-weight-complex="normal"/>
    </style:style>
    <style:style style:name="T2" style:family="text">
      <style:text-properties fo:color="#ffffff" fo:font-family="'Gill Sans'" style:font-family-generic="swiss" style:font-pitch="variable" fo:font-size="240pt" fo:text-shadow="none" fo:font-weight="normal" style:font-size-asian="240pt" style:font-weight-asian="normal" style:font-size-complex="240pt" style:font-weight-complex="normal"/>
    </style:style>
    <style:style style:name="T3" style:family="text">
      <style:text-properties fo:color="#009900" fo:font-family="Drugs" style:font-pitch="variable" fo:font-size="40pt" fo:text-shadow="none" fo:font-weight="normal" style:font-size-asian="40pt" style:font-weight-asian="normal" style:font-size-complex="40pt" style:font-weight-complex="normal"/>
    </style:style>
    <style:style style:name="T4" style:family="text">
      <style:text-properties fo:color="#ffffff" fo:font-family="'Gill Sans'" style:font-family-generic="swiss" style:font-pitch="variable" fo:font-size="80pt" fo:text-shadow="none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9cm" svg:x="1cm" svg:y="1cm">
          <draw:image xlink:href="Pictures/100000000000036000000144EB217935.gif" xlink:type="simple" xlink:show="embed" xlink:actuate="onLoad">
            <text:p/>
          </draw:image>
        </draw:frame>
        <draw:circle draw:style-name="gr2" draw:text-style-name="P1" draw:layer="layout" svg:width="19cm" svg:height="19cm" svg:x="1cm" svg:y="1cm">
          <text:p/>
        </draw:circle>
        <draw:custom-shape draw:style-name="gr3" draw:text-style-name="P1" draw:layer="layout" svg:width="18.81cm" svg:height="19cm" svg:x="1cm" svg:y="1cm">
          <text:p/>
          <draw:enhanced-geometry draw:glue-point-type="segments" draw:type="mso-spt100" draw:modifiers="90.3935995889606 0.5241154338259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" draw:text-style-name="P3" draw:layer="layout" svg:width="21.252cm" svg:height="29.568cm" svg:x="-0.844cm" svg:y="-2.547cm">
          <draw:text-box>
            <text:p text:style-name="P2"><text:span text:style-name="T1"/></text:p>
            <text:p text:style-name="P2"><text:span text:style-name="T1">SOCIAL</text:span><text:span text:style-name="T2">PA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a Cassi</meta:initial-creator>
    <meta:creation-date>2019-01-15T20:21:37</meta:creation-date>
    <dc:date>2019-10-05T16:44:12</dc:date>
    <meta:editing-duration>P7DT19H1M49S</meta:editing-duration>
    <meta:editing-cycles>3</meta:editing-cycles>
    <meta:generator>OpenOffice/4.1.5$Unix OpenOffice.org_project/415m1$Build-9789</meta:generator>
    <meta:document-statistic meta:object-count="4"/>
  </office:meta>
</office:document-meta>
</file>